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3028in"/>
    </style:style>
    <style:style style:name="co219" style:family="table-column">
      <style:table-column-properties fo:break-before="auto" style:column-width="1.4516in"/>
    </style:style>
    <style:style style:name="co220" style:family="table-column">
      <style:table-column-properties fo:break-before="auto" style:column-width="1.472in"/>
    </style:style>
    <style:style style:name="ro1"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18" style:family="table-cell" style:parent-style-name="Excel_20_Built-in_20_Normal">
      <style:text-properties style:font-name="Calibri4"/>
    </style:style>
    <style:style style:name="ce319" style:family="table-cell" style:parent-style-name="Excel_20_Built-in_20_Normal" style:data-style-name="N5000">
      <style:table-cell-properties fo:background-color="transparent" style:vertical-align="top"/>
      <style:text-properties style:font-name="Calibri4" style:font-name-asian="Calibri" style:font-name-complex="Calibri"/>
    </style:style>
    <style:style style:name="ce340" style:family="table-cell" style:parent-style-name="Default" style:data-style-name="N0">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51">
            <text:p>51</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5"/>
        <table:table-column table:style-name="co214" table:default-cell-style-name="ce255"/>
        <table:table-column table:style-name="co215" table:default-cell-style-name="ce255"/>
        <table:table-column table:style-name="co28" table:default-cell-style-name="ce255"/>
        <table:table-column table:style-name="co216" table:default-cell-style-name="ce255"/>
        <table:table-column table:style-name="co28" table:default-cell-style-name="ce255"/>
        <table:table-column table:style-name="co217" table:default-cell-style-name="ce255"/>
        <table:table-column table:style-name="co28" table:number-columns-repeated="5" table:default-cell-style-name="ce255"/>
        <table:table-column table:style-name="co218" table:default-cell-style-name="ce255"/>
        <table:table-column table:style-name="co219" table:default-cell-style-name="ce255"/>
        <table:table-column table:style-name="co220" table:default-cell-style-name="ce255"/>
        <table:table-column table:style-name="co28" table:number-columns-repeated="1009" table:default-cell-style-name="ce255"/>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July 24, 2012</text:p>
            <text:p>REVISION: 42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4">
          <table:table-cell table:style-name="ce209" office:value-type="string">
            <text:p>GP0001_GuidePanel</text:p>
          </table:table-cell>
          <table:table-cell office:value-type="string">
            <text:p>L0</text:p>
          </table:table-cell>
          <table:table-cell office:value-type="string">
            <text:p>Verify that Guide panel is present</text:p>
          </table:table-cell>
          <table:table-cell table:style-name="Default"/>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text:s/></text:p>
            <text:p>and contains 'Designing collaboration plan', 'Generating <text:s text:c="247"/>Collaboration protocol', 'Development team', 'Attributions'. <text:s text:c="16"/></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 <text:s text:c="308"/>'Event', 'Phase', 'Scenario', 'Goal', 'Segment' , <text:s text:c="339"/>'Information', 'Task', 'Information Need', 'Information <text:s text:c="322"/>Capability', 'Information Sharing Flow', '</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text:s text:c="240"/>and contains 'Name all events', 'Name all phases','Identify <text:s text:c="229"/>participating organization', 'Define requirements', <text:s text:c="255"/>'Add and define the segment', 'Define segment's goal', <text:s text:c="248"/>'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253"/>clicking on it and contains 'Add a task','Define a task', <text:s text:c="243"/>'Add info need to a task', 'Add info capability to task', 'Define <text:s text:c="237"/>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8_GuidePanelDefinesPlanEnvironment</text:p>
          </table:table-cell>
          <table:table-cell office:value-type="string">
            <text:p>L1</text:p>
          </table:table-cell>
          <table:table-cell office:value-type="string">
            <text:p>Verify that 'Defines Plan environment' menu opens </text:p>
            <text:p>by clicking on it and contains 'Profile an event','Profile</text:p>
            <text:p><text:s/>a event phase','profile an organization','Profile a role', 'Profile</text:p>
            <text:p>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table:style-name="ce250" office:value-type="string">
            <text:p>Development team members list should be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text:p>
            <text:p>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8_AOPAllianceInGuidePanel</text:p>
          </table:table-cell>
          <table:table-cell office:value-type="string">
            <text:p>L1</text:p>
          </table:table-cell>
          <table:table-cell office:value-type="string">
            <text:p>Verify that '<text:a xlink:href="http://aopalliance.sourceforge.net/">http://aopalliance.sourceforge.net/</text:a>'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table:style-name="ce250" office:value-type="string">
            <text:p><text:s/>'<text:a xlink:href="http://aopalliance.sourceforge.net/">http://aopalliance.sourceforge.net/</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9_ApacheCommonsInGuidePanel</text:p>
          </table:table-cell>
          <table:table-cell office:value-type="string">
            <text:p>L1</text:p>
          </table:table-cell>
          <table:table-cell table:style-name="ce250"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table:style-name="ce250" office:value-type="string">
            <text:p>'<text:a xlink:href="http://commons.apache.org/">http://commons.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0_ApacheLuceneInGuidePanel</text:p>
          </table:table-cell>
          <table:table-cell office:value-type="string">
            <text:p>L1</text:p>
          </table:table-cell>
          <table:table-cell table:style-name="ce250" office:value-type="string">
            <text:p>Verify that '<text:a xlink:href="http://lucene.apache.org/core/">http://lucene.apache.org/core/</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table:style-name="ce250" office:value-type="string">
            <text:p><text:s/>'<text:a xlink:href="http://lucene.apache.org/core/">http://lucene.apache.org/core/</text:a> '</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1_ApacheVelocityInGuidePanel</text:p>
          </table:table-cell>
          <table:table-cell office:value-type="string">
            <text:p>L1</text:p>
          </table:table-cell>
          <table:table-cell table:style-name="ce250" office:value-type="string">
            <text:p>Verify that '<text:a xlink:href="http://velocity.apache.org/">http://velocity.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table:style-name="ce250" office:value-type="string">
            <text:p><text:s/>'<text:a xlink:href="http://velocity.apache.org/">http://velocity.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2_ApacheWicketInGuidePanel</text:p>
          </table:table-cell>
          <table:table-cell office:value-type="string">
            <text:p>L1</text:p>
          </table:table-cell>
          <table:table-cell table:style-name="ce250" office:value-type="string">
            <text:p>Verify that '<text:a xlink:href="http://wicket.apache.org/">http://wicket.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table:style-name="ce250" office:value-type="string">
            <text:p>'<text:a xlink:href="http://wicket.apache.org/">http://wicket.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3_AspectJInGuidePanel</text:p>
          </table:table-cell>
          <table:table-cell office:value-type="string">
            <text:p>L!</text:p>
          </table:table-cell>
          <table:table-cell table:style-name="ce250" office:value-type="string">
            <text:p>Verify that '<text:a xlink:href="http://www.eclipse.org/aspectj/">http://www.eclipse.org/aspectj/</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s/>'<text:a xlink:href="http://www.eclipse.org/aspectj/">http://www.eclipse.org/aspectj/</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4_Bliki wikiInGuidePanel</text:p>
          </table:table-cell>
          <table:table-cell office:value-type="string">
            <text:p>L1</text:p>
          </table:table-cell>
          <table:table-cell table:style-name="Default"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a xlink:href="http://code.google.com/p/gwtwiki/">http://code.google.com/p/gwtwiki/</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5_EhCacheInGuidePanel</text:p>
          </table:table-cell>
          <table:table-cell office:value-type="string">
            <text:p>L1</text:p>
          </table:table-cell>
          <table:table-cell table:style-name="ce250"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table:style-name="ce250" office:value-type="string">
            <text:p><text:s/>'http://ehcache.org/'</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6_EnunciateInGuidePanel</text:p>
          </table:table-cell>
          <table:table-cell office:value-type="string">
            <text:p>L!</text:p>
          </table:table-cell>
          <table:table-cell table:style-name="ce250" office:value-type="string">
            <text:p>Verify that '<text:a xlink:href="http://enunciate.codehaus.org/">http://enunciate.codehau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table:style-name="ce250" office:value-type="string">
            <text:p><text:s/>'<text:a xlink:href="http://enunciate.codehaus.org/">http://enunciate.codehau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7_GeonamesInGuidePanel</text:p>
          </table:table-cell>
          <table:table-cell office:value-type="string">
            <text:p>L!</text:p>
          </table:table-cell>
          <table:table-cell table:style-name="ce250" office:value-type="string">
            <text:p>Verify that '<text:a xlink:href="http://www.geonames.org/">http://www.geoname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table:style-name="ce250" office:value-type="string">
            <text:p><text:s/>'<text:a xlink:href="http://www.geonames.org/">http://www.geoname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8_GraphVizInGuidePanel</text:p>
          </table:table-cell>
          <table:table-cell office:value-type="string">
            <text:p>L!</text:p>
          </table:table-cell>
          <table:table-cell table:style-name="ce250" office:value-type="string">
            <text:p>Verify that '<text:a xlink:href="http://www.graphviz.org/">http://www.graphviz.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table:style-name="ce250" office:value-type="string">
            <text:p><text:s/>'<text:a xlink:href="http://www.graphviz.org/">http://www.graphviz.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9_HibernateInGuidePanel</text:p>
          </table:table-cell>
          <table:table-cell office:value-type="string">
            <text:p>L1</text:p>
          </table:table-cell>
          <table:table-cell table:style-name="ce250" office:value-type="string">
            <text:p>Verify that '<text:a xlink:href="http://www.hibernate.org/">http://www.hibernate.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table:style-name="ce250" office:value-type="string">
            <text:p>'<text:a xlink:href="http://www.hibernate.org/">http://www.hibernat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0_H2InGuidePanel</text:p>
          </table:table-cell>
          <table:table-cell office:value-type="string">
            <text:p>L!</text:p>
          </table:table-cell>
          <table:table-cell table:style-name="ce250" office:value-type="string">
            <text:p>Verify that '<text:a xlink:href="http://www.h2database.com/">http://www.h2database.com/</text:a>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table:style-name="ce250" office:value-type="string">
            <text:p>'<text:a xlink:href="http://www.h2database.com/">http://www.h2database.com/</text:a>html/</text:p>
            <text:p>main.html'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1_JamonInGuidePanel</text:p>
          </table:table-cell>
          <table:table-cell/>
          <table:table-cell table:style-name="ce250" office:value-type="string">
            <text:p>Verify that '<text:a xlink:href="http://jamonapi.sourceforge.net/">http://jamonapi.sourceforge.net/</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table:style-name="ce250" office:value-type="string">
            <text:p>'<text:a xlink:href="http://jamonapi.sourceforge.net/">http://jamonapi.sourceforge.net/</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2_JWNLInGuidePanel</text:p>
          </table:table-cell>
          <table:table-cell/>
          <table:table-cell table:style-name="ce250" office:value-type="string">
            <text:p>Verify that '<text:a xlink:href="http://sourceforge.net/projects/jwordnet/">http://sourceforge.net/projects/jwordnet/</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table:style-name="ce250" office:value-type="string">
            <text:p><text:a xlink:href="http://sourceforge.net/projects/jwordnet/">http://sourceforge.net/projects/jwordnet/</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3_SLF4JInGuidePanel</text:p>
          </table:table-cell>
          <table:table-cell/>
          <table:table-cell table:style-name="ce250" office:value-type="string">
            <text:p>Verify that '<text:a xlink:href="http://www.slf4j.org/">http://www.slf4j.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table:style-name="ce250" office:value-type="string">
            <text:p>'<text:a xlink:href="http://www.slf4j.org/">http://www.slf4j.org/</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4_JQWicketInGuidePanel</text:p>
          </table:table-cell>
          <table:table-cell/>
          <table:table-cell table:style-name="ce250" office:value-type="string">
            <text:p>Verify that '<text:a xlink:href="http://code.google.com/p/jqwicket/">http://code.google.com/p/jqwicket/</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table:style-name="ce250" office:value-type="string">
            <text:p><text:a xlink:href="http://code.google.com/p/jqwicket/">http://code.google.com/p/jqwicket/</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5_SpringFrameworkInGuidePanel</text:p>
          </table:table-cell>
          <table:table-cell/>
          <table:table-cell table:style-name="ce250" office:value-type="string">
            <text:p>Verify that <text:s text:c="13"/><text:a xlink:href="http://www.springsource.org/spring-framework/">http://www.springsource.org/spring-framework/</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table:style-name="ce250" office:value-type="string">
            <text:p>'<text:a xlink:href="http://www.springsource.org/spring-framework/">http://www.springsource.org/spring-framework/</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6_WordNetInGuidePanel</text:p>
          </table:table-cell>
          <table:table-cell/>
          <table:table-cell table:style-name="ce250" office:value-type="string">
            <text:p>Verify that '<text:a xlink:href="http://wordnet.princeton.edu/">http://wordnet.princeton.edu/</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table:style-name="ce250" office:value-type="string">
            <text:p>'<text:a xlink:href="http://wordnet.princeton.edu/">http://wordnet.princeton.edu/</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7_XStreamInGuidePanel</text:p>
          </table:table-cell>
          <table:table-cell/>
          <table:table-cell table:style-name="ce250" office:value-type="string">
            <text:p>Verify that '<text:a xlink:href="http://xstream.codehaus.org/">http://xstream.codehaus.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table:style-name="ce250" office:value-type="string">
            <text:p>'<text:a xlink:href="http://xstream.codehaus.org/">http://xstream.codehaus.org/</text:a>'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38_CollaboartionPlanInGuidePanel</text:p>
          </table:table-cell>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39_ThisLinkInCollaboartionPlan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40_EventInGuidePanel</text:p>
          </table:table-cell>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1_ThisLinkInEvent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42_PhaseInGuidePanel</text:p>
          </table:table-cell>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3_ThisLinkInPhase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44_ScenarioInGuidePanel</text:p>
          </table:table-cell>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5_FirstThisLinkInScenario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6_SecondThisLinkInScenario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47_GoalInGuidePanel</text:p>
          </table:table-cell>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8_FirstThisLinkIn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48_SecondThisLinkIn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49_SegmentInbGuidePanel</text:p>
          </table:table-cell>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50_ThisLinkInSegment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36">
          <table:table-cell table:number-columns-repeated="13"/>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65447">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7/25/2012</text:date>, <text:time>11:38:0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5T11:38:08.36</dc:date>
    <meta:editing-cycles>4908</meta:editing-cycles>
    <meta:editing-duration>PT467H00M35S</meta:editing-duration>
    <meta:document-statistic meta:table-count="21" meta:cell-count="10355" meta:object-count="0"/>
  </office:meta>
</office:document-meta>
</file>